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6.75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d3d3d3" loext:decorative="false"/>
    </style:style>
    <style:style style:name="gr5" style:family="graphic" style:parent-style-name="standard">
      <style:graphic-properties draw:stroke="solid" svg:stroke-width="0.017cm" svg:stroke-color="#000000" draw:stroke-linejoin="round" svg:stroke-linecap="round" draw:fill="none" fo:padding-top="0.008cm" fo:padding-bottom="0.008cm" fo:padding-left="0.008cm" fo:padding-right="0.008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d3d3d3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000000" loext:opacity="100%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T3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4" style:family="text">
      <style:text-properties fo:color="#000000" loext:opacity="100%" style:font-name="Symbol" fo:font-size="10pt" fo:font-weight="normal" style:font-name-asian="Symbol" style:font-size-asian="10pt" style:font-weight-asian="normal" style:font-name-complex="Symbo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6.758cm" svg:height="0.7cm" svg:x="3.404cm" svg:y="3.511cm">
          <draw:text-box>
            <text:p text:style-name="P1"><text:span text:style-name="T1">Acceptance Test </text:span><text:span text:style-name="T1">Plan: Registration </text:span><text:span text:style-name="T1">Pricing Verification</text:span></text:p>
          </draw:text-box>
        </draw:frame>
        <draw:frame draw:style-name="gr2" draw:text-style-name="P3" draw:layer="layout" svg:width="2.801cm" svg:height="0.543cm" svg:x="2.752cm" svg:y="5.412cm">
          <draw:text-box>
            <text:p text:style-name="P1"><text:span text:style-name="T2">1. Objective</text:span></text:p>
          </draw:text-box>
        </draw:frame>
        <draw:frame draw:style-name="gr3" draw:text-style-name="P4" draw:layer="layout" svg:width="14.46cm" svg:height="0.391cm" svg:x="2.752cm" svg:y="6.244cm">
          <draw:text-box>
            <text:p text:style-name="P1"><text:span text:style-name="T3">The objective of this Acceptance Test Plan (ATP) is to verify that the Franklin Marathon System</text:span></text:p>
          </draw:text-box>
        </draw:frame>
        <draw:frame draw:style-name="gr3" draw:text-style-name="P4" draw:layer="layout" svg:width="14.98cm" svg:height="0.391cm" svg:x="2.752cm" svg:y="6.668cm">
          <draw:text-box>
            <text:p text:style-name="P1"><text:span text:style-name="T3">accurately calculates the registration charge according to registration date, race distance(s), senior</text:span></text:p>
          </draw:text-box>
        </draw:frame>
        <draw:frame draw:style-name="gr3" draw:text-style-name="P4" draw:layer="layout" svg:width="14.961cm" svg:height="0.391cm" svg:x="2.752cm" svg:y="7.091cm">
          <draw:text-box>
            <text:p text:style-name="P1"><text:span text:style-name="T3">discount, and bundling discount, in compliance with requirements R1.4, R3.1, R3.2, and R3.3. This</text:span></text:p>
          </draw:text-box>
        </draw:frame>
        <draw:frame draw:style-name="gr3" draw:text-style-name="P4" draw:layer="layout" svg:width="13.967cm" svg:height="0.391cm" svg:x="2.752cm" svg:y="7.514cm">
          <draw:text-box>
            <text:p text:style-name="P1"><text:span text:style-name="T3">plan aligns with the V-Model by validating the system’s pricing behavior against defined user</text:span></text:p>
          </draw:text-box>
        </draw:frame>
        <draw:frame draw:style-name="gr3" draw:text-style-name="P4" draw:layer="layout" svg:width="2.094cm" svg:height="0.391cm" svg:x="2.752cm" svg:y="7.938cm">
          <draw:text-box>
            <text:p text:style-name="P1"><text:span text:style-name="T3">requirements.</text:span></text:p>
          </draw:text-box>
        </draw:frame>
        <draw:frame draw:style-name="gr2" draw:text-style-name="P3" draw:layer="layout" svg:width="2.053cm" svg:height="0.543cm" svg:x="2.752cm" svg:y="9.222cm">
          <draw:text-box>
            <text:p text:style-name="P1"><text:span text:style-name="T2">2. Scope</text:span></text:p>
          </draw:text-box>
        </draw:frame>
        <draw:frame draw:style-name="gr3" draw:text-style-name="P4" draw:layer="layout" svg:width="15.393cm" svg:height="0.391cm" svg:x="2.752cm" svg:y="10.054cm">
          <draw:text-box>
            <text:p text:style-name="P1"><text:span text:style-name="T3">In-Scope: Verification of the total calculated charge including correct price tiering, accurate retrieval of</text:span></text:p>
          </draw:text-box>
        </draw:frame>
        <draw:frame draw:style-name="gr3" draw:text-style-name="P4" draw:layer="layout" svg:width="8.795cm" svg:height="0.391cm" svg:x="2.752cm" svg:y="10.478cm">
          <draw:text-box>
            <text:p text:style-name="P1"><text:span text:style-name="T3">base prices, senior discount application ($5 per race, age </text:span></text:p>
          </draw:text-box>
        </draw:frame>
        <draw:frame draw:style-name="gr3" draw:text-style-name="P4" draw:layer="layout" svg:width="0.352cm" svg:height="0.352cm" svg:x="11.791cm" svg:y="10.551cm">
          <draw:text-box>
            <text:p text:style-name="P1"><text:span text:style-name="T4">≥</text:span></text:p>
          </draw:text-box>
        </draw:frame>
        <draw:frame draw:style-name="gr3" draw:text-style-name="P4" draw:layer="layout" svg:width="5.956cm" svg:height="0.391cm" svg:x="11.985cm" svg:y="10.478cm">
          <draw:text-box>
            <text:p text:style-name="P1"><text:span text:style-name="T3"><text:s/>65), bundling discount (20%), and final</text:span></text:p>
          </draw:text-box>
        </draw:frame>
        <draw:frame draw:style-name="gr3" draw:text-style-name="P4" draw:layer="layout" svg:width="14.71cm" svg:height="0.391cm" svg:x="2.752cm" svg:y="10.901cm">
          <draw:text-box>
            <text:p text:style-name="P1"><text:span text:style-name="T3">price computation. Out-of-Scope: Registration form input validation, roster management, and age</text:span></text:p>
          </draw:text-box>
        </draw:frame>
        <draw:frame draw:style-name="gr3" draw:text-style-name="P4" draw:layer="layout" svg:width="2.961cm" svg:height="0.391cm" svg:x="2.752cm" svg:y="11.324cm">
          <draw:text-box>
            <text:p text:style-name="P1"><text:span text:style-name="T3">division calculation.</text:span></text:p>
          </draw:text-box>
        </draw:frame>
        <draw:frame draw:style-name="gr2" draw:text-style-name="P3" draw:layer="layout" svg:width="7.21cm" svg:height="0.543cm" svg:x="2.752cm" svg:y="12.608cm">
          <draw:text-box>
            <text:p text:style-name="P1"><text:span text:style-name="T2">3. Test Strategy: ECP and BVA</text:span></text:p>
          </draw:text-box>
        </draw:frame>
        <draw:frame draw:style-name="gr3" draw:text-style-name="P4" draw:layer="layout" svg:width="14.718cm" svg:height="0.391cm" svg:x="2.752cm" svg:y="13.441cm">
          <draw:text-box>
            <text:p text:style-name="P1"><text:span text:style-name="T3">Equivalence Class Partitioning (ECP) and Boundary Value Analysis (BVA) are used to validate all</text:span></text:p>
          </draw:text-box>
        </draw:frame>
        <draw:polygon draw:style-name="gr4" draw:text-style-name="P5" draw:layer="layout" svg:width="18.838cm" svg:height="0.636cm" svg:x="2.751cm" svg:y="14.675cm" svg:viewBox="0 0 18839 637" draw:points="0,0 18839,0 18839,637 0,637">
          <text:p/>
        </draw:polygon>
        <draw:frame draw:style-name="gr3" draw:text-style-name="P4" draw:layer="layout" svg:width="12.2cm" svg:height="0.391cm" svg:x="2.752cm" svg:y="13.864cm">
          <draw:text-box>
            <text:p text:style-name="P1"><text:span text:style-name="T3">pricing-relevant input variables: registration date, runner age, and race selection.</text:span></text:p>
          </draw:text-box>
        </draw:frame>
        <draw:frame draw:style-name="gr3" draw:text-style-name="P4" draw:layer="layout" svg:width="2.121cm" svg:height="0.391cm" svg:x="2.963cm" svg:y="14.817cm">
          <draw:text-box>
            <text:p text:style-name="P1"><text:span text:style-name="T3">Input Variable</text:span></text:p>
          </draw:text-box>
        </draw:frame>
        <draw:frame draw:style-name="gr3" draw:text-style-name="P4" draw:layer="layout" svg:width="3.179cm" svg:height="0.391cm" svg:x="6.112cm" svg:y="14.817cm">
          <draw:text-box>
            <text:p text:style-name="P1"><text:span text:style-name="T3">Equivalence Classes</text:span></text:p>
          </draw:text-box>
        </draw:frame>
        <draw:frame draw:style-name="gr3" draw:text-style-name="P4" draw:layer="layout" svg:width="2.602cm" svg:height="0.391cm" svg:x="15.918cm" svg:y="14.817cm">
          <draw:text-box>
            <text:p text:style-name="P1"><text:span text:style-name="T3">Boundary Values</text:span></text:p>
          </draw:text-box>
        </draw:frame>
        <draw:frame draw:style-name="gr3" draw:text-style-name="P4" draw:layer="layout" svg:width="2.651cm" svg:height="0.391cm" svg:x="2.963cm" svg:y="15.452cm">
          <draw:text-box>
            <text:p text:style-name="P1"><text:span text:style-name="T3">Registration Date</text:span></text:p>
          </draw:text-box>
        </draw:frame>
        <draw:frame draw:style-name="gr3" draw:text-style-name="P4" draw:layer="layout" svg:width="6.29cm" svg:height="0.391cm" svg:x="6.112cm" svg:y="15.452cm">
          <draw:text-box>
            <text:p text:style-name="P1"><text:span text:style-name="T3">Super Early, Early, Baseline, Late, Invalid</text:span></text:p>
          </draw:text-box>
        </draw:frame>
        <draw:frame draw:style-name="gr3" draw:text-style-name="P4" draw:layer="layout" svg:width="10.327cm" svg:height="0.391cm" svg:x="15.918cm" svg:y="15.452cm">
          <draw:text-box>
            <text:p text:style-name="P1"><text:span text:style-name="T3">Oct 1, Oct 31, Nov 1, Feb 28/29, Mar 1, Apr 1, Apr 2, Apr 30, May 1</text:span></text:p>
          </draw:text-box>
        </draw:frame>
        <draw:frame draw:style-name="gr3" draw:text-style-name="P4" draw:layer="layout" svg:width="0.617cm" svg:height="0.391cm" svg:x="2.963cm" svg:y="16.087cm">
          <draw:text-box>
            <text:p text:style-name="P1"><text:span text:style-name="T3">Age</text:span></text:p>
          </draw:text-box>
        </draw:frame>
        <draw:frame draw:style-name="gr3" draw:text-style-name="P4" draw:layer="layout" svg:width="3.926cm" svg:height="0.391cm" svg:x="6.112cm" svg:y="16.087cm">
          <draw:text-box>
            <text:p text:style-name="P1"><text:span text:style-name="T3">Not Senior (&lt;65), Senior (</text:span></text:p>
          </draw:text-box>
        </draw:frame>
        <draw:frame draw:style-name="gr3" draw:text-style-name="P4" draw:layer="layout" svg:width="0.352cm" svg:height="0.352cm" svg:x="10.141cm" svg:y="16.16cm">
          <draw:text-box>
            <text:p text:style-name="P1"><text:span text:style-name="T4">≥</text:span></text:p>
          </draw:text-box>
        </draw:frame>
        <draw:frame draw:style-name="gr3" draw:text-style-name="P4" draw:layer="layout" svg:width="0.51cm" svg:height="0.391cm" svg:x="10.335cm" svg:y="16.087cm">
          <draw:text-box>
            <text:p text:style-name="P1"><text:span text:style-name="T3">65)</text:span></text:p>
          </draw:text-box>
        </draw:frame>
        <draw:frame draw:style-name="gr3" draw:text-style-name="P4" draw:layer="layout" svg:width="1.545cm" svg:height="0.391cm" svg:x="15.918cm" svg:y="16.087cm">
          <draw:text-box>
            <text:p text:style-name="P1"><text:span text:style-name="T3">64, 65, 99</text:span></text:p>
          </draw:text-box>
        </draw:frame>
        <draw:frame draw:style-name="gr3" draw:text-style-name="P4" draw:layer="layout" svg:width="2.412cm" svg:height="0.391cm" svg:x="2.963cm" svg:y="16.722cm">
          <draw:text-box>
            <text:p text:style-name="P1"><text:span text:style-name="T3">Races Selected</text:span></text:p>
          </draw:text-box>
        </draw:frame>
        <draw:frame draw:style-name="gr3" draw:text-style-name="P4" draw:layer="layout" svg:width="9.093cm" svg:height="0.391cm" svg:x="6.112cm" svg:y="16.722cm">
          <draw:text-box>
            <text:p text:style-name="P1"><text:span text:style-name="T3">Sat only, Sun only, Sat+Sun (Bundle), Invalid (2x same day)</text:span></text:p>
          </draw:text-box>
        </draw:frame>
        <draw:line draw:style-name="gr5" draw:text-style-name="P6" draw:layer="layout" svg:x1="2.751cm" svg:y1="14.675cm" svg:x2="21.589cm" svg:y2="14.675cm">
          <text:p/>
        </draw:line>
        <draw:line draw:style-name="gr5" draw:text-style-name="P6" draw:layer="layout" svg:x1="2.751cm" svg:y1="17.215cm" svg:x2="21.589cm" svg:y2="17.215cm">
          <text:p/>
        </draw:line>
        <draw:line draw:style-name="gr5" draw:text-style-name="P6" draw:layer="layout" svg:x1="2.751cm" svg:y1="17.215cm" svg:x2="2.751cm" svg:y2="14.675cm">
          <text:p/>
        </draw:line>
        <draw:line draw:style-name="gr5" draw:text-style-name="P6" draw:layer="layout" svg:x1="2.751cm" svg:y1="15.31cm" svg:x2="21.589cm" svg:y2="15.31cm">
          <text:p/>
        </draw:line>
        <draw:line draw:style-name="gr5" draw:text-style-name="P6" draw:layer="layout" svg:x1="2.751cm" svg:y1="15.945cm" svg:x2="21.589cm" svg:y2="15.945cm">
          <text:p/>
        </draw:line>
        <draw:line draw:style-name="gr5" draw:text-style-name="P6" draw:layer="layout" svg:x1="2.751cm" svg:y1="16.58cm" svg:x2="21.589cm" svg:y2="16.58cm">
          <text:p/>
        </draw:line>
        <draw:line draw:style-name="gr5" draw:text-style-name="P6" draw:layer="layout" svg:x1="5.9cm" svg:y1="17.215cm" svg:x2="5.9cm" svg:y2="14.675cm">
          <text:p/>
        </draw:line>
        <draw:line draw:style-name="gr5" draw:text-style-name="P6" draw:layer="layout" svg:x1="15.706cm" svg:y1="17.215cm" svg:x2="15.706cm" svg:y2="14.675cm">
          <text:p/>
        </draw:line>
        <draw:frame draw:style-name="gr3" draw:text-style-name="P4" draw:layer="layout" svg:width="0.59cm" svg:height="0.391cm" svg:x="15.918cm" svg:y="16.722cm">
          <draw:text-box>
            <text:p text:style-name="P1"><text:span text:style-name="T3">N/A</text:span></text:p>
          </draw:text-box>
        </draw:frame>
        <draw:frame draw:style-name="gr2" draw:text-style-name="P3" draw:layer="layout" svg:width="6.153cm" svg:height="0.543cm" svg:x="2.752cm" svg:y="18.112cm">
          <draw:text-box>
            <text:p text:style-name="P1"><text:span text:style-name="T2">4. Acceptance Test Cases</text:span></text:p>
          </draw:text-box>
        </draw:frame>
        <draw:polygon draw:style-name="gr4" draw:text-style-name="P5" draw:layer="layout" svg:width="15.698cm" svg:height="0.636cm" svg:x="2.751cm" svg:y="19.755cm" svg:viewBox="0 0 15699 637" draw:points="0,0 15699,0 15699,637 0,637">
          <text:p/>
        </draw:polygon>
        <draw:frame draw:style-name="gr3" draw:text-style-name="P4" draw:layer="layout" svg:width="13.337cm" svg:height="0.391cm" svg:x="2.752cm" svg:y="18.944cm">
          <draw:text-box>
            <text:p text:style-name="P1"><text:span text:style-name="T3">The following test cases combine ECP and BVA principles for comprehensive coverage.</text:span></text:p>
          </draw:text-box>
        </draw:frame>
        <draw:frame draw:style-name="gr3" draw:text-style-name="P4" draw:layer="layout" svg:width="0.352cm" svg:height="0.391cm" svg:x="2.963cm" svg:y="19.897cm">
          <draw:text-box>
            <text:p text:style-name="P1"><text:span text:style-name="T3">ID</text:span></text:p>
          </draw:text-box>
        </draw:frame>
        <draw:frame draw:style-name="gr3" draw:text-style-name="P4" draw:layer="layout" svg:width="0.724cm" svg:height="0.391cm" svg:x="4.583cm" svg:y="19.897cm">
          <draw:text-box>
            <text:p text:style-name="P1"><text:span text:style-name="T3">Date</text:span></text:p>
          </draw:text-box>
        </draw:frame>
        <draw:frame draw:style-name="gr3" draw:text-style-name="P4" draw:layer="layout" svg:width="1.214cm" svg:height="0.391cm" svg:x="7.085cm" svg:y="19.897cm">
          <draw:text-box>
            <text:p text:style-name="P1"><text:span text:style-name="T3">Race(s)</text:span></text:p>
          </draw:text-box>
        </draw:frame>
        <draw:frame draw:style-name="gr3" draw:text-style-name="P4" draw:layer="layout" svg:width="0.617cm" svg:height="0.391cm" svg:x="9.165cm" svg:y="19.897cm">
          <draw:text-box>
            <text:p text:style-name="P1"><text:span text:style-name="T3">Age</text:span></text:p>
          </draw:text-box>
        </draw:frame>
        <draw:frame draw:style-name="gr3" draw:text-style-name="P4" draw:layer="layout" svg:width="1.513cm" svg:height="0.391cm" svg:x="10.216cm" svg:y="19.897cm">
          <draw:text-box>
            <text:p text:style-name="P1"><text:span text:style-name="T3">Discounts</text:span></text:p>
          </draw:text-box>
        </draw:frame>
        <draw:frame draw:style-name="gr3" draw:text-style-name="P4" draw:layer="layout" svg:width="3.479cm" svg:height="0.391cm" svg:x="14.65cm" svg:y="19.897cm">
          <draw:text-box>
            <text:p text:style-name="P1"><text:span text:style-name="T3">Expected Final Charge</text:span></text:p>
          </draw:text-box>
        </draw:frame>
        <draw:frame draw:style-name="gr3" draw:text-style-name="P4" draw:layer="layout" svg:width="1.196cm" svg:height="0.391cm" svg:x="2.963cm" svg:y="20.532cm">
          <draw:text-box>
            <text:p text:style-name="P1"><text:span text:style-name="T3">ATP-01</text:span></text:p>
          </draw:text-box>
        </draw:frame>
        <draw:frame draw:style-name="gr3" draw:text-style-name="P4" draw:layer="layout" svg:width="1.032cm" svg:height="0.391cm" svg:x="4.583cm" svg:y="20.532cm">
          <draw:text-box>
            <text:p text:style-name="P1"><text:span text:style-name="T3">Oct 31</text:span></text:p>
          </draw:text-box>
        </draw:frame>
        <draw:frame draw:style-name="gr3" draw:text-style-name="P4" draw:layer="layout" svg:width="0.434cm" svg:height="0.391cm" svg:x="7.085cm" svg:y="20.532cm">
          <draw:text-box>
            <text:p text:style-name="P1"><text:span text:style-name="T3">5K</text:span></text:p>
          </draw:text-box>
        </draw:frame>
        <draw:frame draw:style-name="gr3" draw:text-style-name="P4" draw:layer="layout" svg:width="0.393cm" svg:height="0.391cm" svg:x="9.165cm" svg:y="20.532cm">
          <draw:text-box>
            <text:p text:style-name="P1"><text:span text:style-name="T3">45</text:span></text:p>
          </draw:text-box>
        </draw:frame>
        <draw:frame draw:style-name="gr3" draw:text-style-name="P4" draw:layer="layout" svg:width="0.822cm" svg:height="0.391cm" svg:x="10.216cm" svg:y="20.532cm">
          <draw:text-box>
            <text:p text:style-name="P1"><text:span text:style-name="T3">None</text:span></text:p>
          </draw:text-box>
        </draw:frame>
        <draw:frame draw:style-name="gr3" draw:text-style-name="P4" draw:layer="layout" svg:width="1.067cm" svg:height="0.391cm" svg:x="14.65cm" svg:y="20.532cm">
          <draw:text-box>
            <text:p text:style-name="P1"><text:span text:style-name="T3">$30.00</text:span></text:p>
          </draw:text-box>
        </draw:frame>
        <draw:frame draw:style-name="gr3" draw:text-style-name="P4" draw:layer="layout" svg:width="1.196cm" svg:height="0.391cm" svg:x="2.963cm" svg:y="21.167cm">
          <draw:text-box>
            <text:p text:style-name="P1"><text:span text:style-name="T3">ATP-02</text:span></text:p>
          </draw:text-box>
        </draw:frame>
        <draw:frame draw:style-name="gr3" draw:text-style-name="P4" draw:layer="layout" svg:width="0.904cm" svg:height="0.391cm" svg:x="4.583cm" svg:y="21.167cm">
          <draw:text-box>
            <text:p text:style-name="P1"><text:span text:style-name="T3">Nov 1</text:span></text:p>
          </draw:text-box>
        </draw:frame>
        <draw:frame draw:style-name="gr3" draw:text-style-name="P4" draw:layer="layout" svg:width="0.63cm" svg:height="0.391cm" svg:x="7.085cm" svg:y="21.167cm">
          <draw:text-box>
            <text:p text:style-name="P1"><text:span text:style-name="T3">10K</text:span></text:p>
          </draw:text-box>
        </draw:frame>
        <draw:frame draw:style-name="gr3" draw:text-style-name="P4" draw:layer="layout" svg:width="0.393cm" svg:height="0.391cm" svg:x="9.165cm" svg:y="21.167cm">
          <draw:text-box>
            <text:p text:style-name="P1"><text:span text:style-name="T3">45</text:span></text:p>
          </draw:text-box>
        </draw:frame>
        <draw:frame draw:style-name="gr3" draw:text-style-name="P4" draw:layer="layout" svg:width="0.822cm" svg:height="0.391cm" svg:x="10.216cm" svg:y="21.167cm">
          <draw:text-box>
            <text:p text:style-name="P1"><text:span text:style-name="T3">None</text:span></text:p>
          </draw:text-box>
        </draw:frame>
        <draw:frame draw:style-name="gr3" draw:text-style-name="P4" draw:layer="layout" svg:width="1.067cm" svg:height="0.391cm" svg:x="14.65cm" svg:y="21.167cm">
          <draw:text-box>
            <text:p text:style-name="P1"><text:span text:style-name="T3">$55.00</text:span></text:p>
          </draw:text-box>
        </draw:frame>
        <draw:frame draw:style-name="gr3" draw:text-style-name="P4" draw:layer="layout" svg:width="1.196cm" svg:height="0.391cm" svg:x="2.963cm" svg:y="21.802cm">
          <draw:text-box>
            <text:p text:style-name="P1"><text:span text:style-name="T3">ATP-03</text:span></text:p>
          </draw:text-box>
        </draw:frame>
        <draw:frame draw:style-name="gr3" draw:text-style-name="P4" draw:layer="layout" svg:width="0.89cm" svg:height="0.391cm" svg:x="4.583cm" svg:y="21.802cm">
          <draw:text-box>
            <text:p text:style-name="P1"><text:span text:style-name="T3">Mar 1</text:span></text:p>
          </draw:text-box>
        </draw:frame>
        <draw:frame draw:style-name="gr3" draw:text-style-name="P4" draw:layer="layout" svg:width="0.62cm" svg:height="0.391cm" svg:x="7.085cm" svg:y="21.802cm">
          <draw:text-box>
            <text:p text:style-name="P1"><text:span text:style-name="T3">Half</text:span></text:p>
          </draw:text-box>
        </draw:frame>
        <draw:frame draw:style-name="gr3" draw:text-style-name="P4" draw:layer="layout" svg:width="0.393cm" svg:height="0.391cm" svg:x="9.165cm" svg:y="21.802cm">
          <draw:text-box>
            <text:p text:style-name="P1"><text:span text:style-name="T3">45</text:span></text:p>
          </draw:text-box>
        </draw:frame>
        <draw:frame draw:style-name="gr3" draw:text-style-name="P4" draw:layer="layout" svg:width="0.822cm" svg:height="0.391cm" svg:x="10.216cm" svg:y="21.802cm">
          <draw:text-box>
            <text:p text:style-name="P1"><text:span text:style-name="T3">None</text:span></text:p>
          </draw:text-box>
        </draw:frame>
        <draw:frame draw:style-name="gr3" draw:text-style-name="P4" draw:layer="layout" svg:width="1.067cm" svg:height="0.391cm" svg:x="14.65cm" svg:y="21.802cm">
          <draw:text-box>
            <text:p text:style-name="P1"><text:span text:style-name="T3">$85.00</text:span></text:p>
          </draw:text-box>
        </draw:frame>
        <draw:frame draw:style-name="gr3" draw:text-style-name="P4" draw:layer="layout" svg:width="1.196cm" svg:height="0.391cm" svg:x="2.963cm" svg:y="22.437cm">
          <draw:text-box>
            <text:p text:style-name="P1"><text:span text:style-name="T3">ATP-04</text:span></text:p>
          </draw:text-box>
        </draw:frame>
        <draw:frame draw:style-name="gr3" draw:text-style-name="P4" draw:layer="layout" svg:width="0.832cm" svg:height="0.391cm" svg:x="4.583cm" svg:y="22.437cm">
          <draw:text-box>
            <text:p text:style-name="P1"><text:span text:style-name="T3">Apr 2</text:span></text:p>
          </draw:text-box>
        </draw:frame>
        <draw:frame draw:style-name="gr3" draw:text-style-name="P4" draw:layer="layout" svg:width="0.552cm" svg:height="0.391cm" svg:x="7.085cm" svg:y="22.437cm">
          <draw:text-box>
            <text:p text:style-name="P1"><text:span text:style-name="T3">Full</text:span></text:p>
          </draw:text-box>
        </draw:frame>
        <draw:frame draw:style-name="gr3" draw:text-style-name="P4" draw:layer="layout" svg:width="0.393cm" svg:height="0.391cm" svg:x="9.165cm" svg:y="22.437cm">
          <draw:text-box>
            <text:p text:style-name="P1"><text:span text:style-name="T3">45</text:span></text:p>
          </draw:text-box>
        </draw:frame>
        <draw:frame draw:style-name="gr3" draw:text-style-name="P4" draw:layer="layout" svg:width="0.822cm" svg:height="0.391cm" svg:x="10.216cm" svg:y="22.437cm">
          <draw:text-box>
            <text:p text:style-name="P1"><text:span text:style-name="T3">None</text:span></text:p>
          </draw:text-box>
        </draw:frame>
        <draw:frame draw:style-name="gr3" draw:text-style-name="P4" draw:layer="layout" svg:width="1.262cm" svg:height="0.391cm" svg:x="14.65cm" svg:y="22.437cm">
          <draw:text-box>
            <text:p text:style-name="P1"><text:span text:style-name="T3">$109.00</text:span></text:p>
          </draw:text-box>
        </draw:frame>
        <draw:frame draw:style-name="gr3" draw:text-style-name="P4" draw:layer="layout" svg:width="1.196cm" svg:height="0.391cm" svg:x="2.963cm" svg:y="23.072cm">
          <draw:text-box>
            <text:p text:style-name="P1"><text:span text:style-name="T3">ATP-05</text:span></text:p>
          </draw:text-box>
        </draw:frame>
        <draw:frame draw:style-name="gr3" draw:text-style-name="P4" draw:layer="layout" svg:width="1.032cm" svg:height="0.391cm" svg:x="4.583cm" svg:y="23.072cm">
          <draw:text-box>
            <text:p text:style-name="P1"><text:span text:style-name="T3">Oct 15</text:span></text:p>
          </draw:text-box>
        </draw:frame>
        <draw:frame draw:style-name="gr3" draw:text-style-name="P4" draw:layer="layout" svg:width="1.365cm" svg:height="0.391cm" svg:x="7.085cm" svg:y="23.072cm">
          <draw:text-box>
            <text:p text:style-name="P1"><text:span text:style-name="T3">5K + Full</text:span></text:p>
          </draw:text-box>
        </draw:frame>
        <draw:frame draw:style-name="gr3" draw:text-style-name="P4" draw:layer="layout" svg:width="0.393cm" svg:height="0.391cm" svg:x="9.165cm" svg:y="23.072cm">
          <draw:text-box>
            <text:p text:style-name="P1"><text:span text:style-name="T3">45</text:span></text:p>
          </draw:text-box>
        </draw:frame>
        <draw:frame draw:style-name="gr3" draw:text-style-name="P4" draw:layer="layout" svg:width="1.862cm" svg:height="0.391cm" svg:x="10.216cm" svg:y="23.072cm">
          <draw:text-box>
            <text:p text:style-name="P1"><text:span text:style-name="T3">20% Bundle</text:span></text:p>
          </draw:text-box>
        </draw:frame>
        <draw:frame draw:style-name="gr3" draw:text-style-name="P4" draw:layer="layout" svg:width="1.067cm" svg:height="0.391cm" svg:x="14.65cm" svg:y="23.072cm">
          <draw:text-box>
            <text:p text:style-name="P1"><text:span text:style-name="T3">$84.00</text:span></text:p>
          </draw:text-box>
        </draw:frame>
        <draw:frame draw:style-name="gr3" draw:text-style-name="P4" draw:layer="layout" svg:width="1.196cm" svg:height="0.391cm" svg:x="2.963cm" svg:y="23.707cm">
          <draw:text-box>
            <text:p text:style-name="P1"><text:span text:style-name="T3">ATP-06</text:span></text:p>
          </draw:text-box>
        </draw:frame>
        <draw:frame draw:style-name="gr3" draw:text-style-name="P4" draw:layer="layout" svg:width="1.099cm" svg:height="0.391cm" svg:x="4.583cm" svg:y="23.707cm">
          <draw:text-box>
            <text:p text:style-name="P1"><text:span text:style-name="T3">Nov 15</text:span></text:p>
          </draw:text-box>
        </draw:frame>
        <draw:frame draw:style-name="gr3" draw:text-style-name="P4" draw:layer="layout" svg:width="0.63cm" svg:height="0.391cm" svg:x="7.085cm" svg:y="23.707cm">
          <draw:text-box>
            <text:p text:style-name="P1"><text:span text:style-name="T3">10K</text:span></text:p>
          </draw:text-box>
        </draw:frame>
        <draw:frame draw:style-name="gr3" draw:text-style-name="P4" draw:layer="layout" svg:width="0.393cm" svg:height="0.391cm" svg:x="9.165cm" svg:y="23.707cm">
          <draw:text-box>
            <text:p text:style-name="P1"><text:span text:style-name="T3">65</text:span></text:p>
          </draw:text-box>
        </draw:frame>
        <draw:frame draw:style-name="gr3" draw:text-style-name="P4" draw:layer="layout" svg:width="1.473cm" svg:height="0.391cm" svg:x="10.216cm" svg:y="23.707cm">
          <draw:text-box>
            <text:p text:style-name="P1"><text:span text:style-name="T3">$5 Senior</text:span></text:p>
          </draw:text-box>
        </draw:frame>
        <draw:frame draw:style-name="gr3" draw:text-style-name="P4" draw:layer="layout" svg:width="1.067cm" svg:height="0.391cm" svg:x="14.65cm" svg:y="23.707cm">
          <draw:text-box>
            <text:p text:style-name="P1"><text:span text:style-name="T3">$50.00</text:span></text:p>
          </draw:text-box>
        </draw:frame>
        <draw:frame draw:style-name="gr3" draw:text-style-name="P4" draw:layer="layout" svg:width="1.196cm" svg:height="0.391cm" svg:x="2.963cm" svg:y="24.342cm">
          <draw:text-box>
            <text:p text:style-name="P1"><text:span text:style-name="T3">ATP-07</text:span></text:p>
          </draw:text-box>
        </draw:frame>
        <draw:frame draw:style-name="gr3" draw:text-style-name="P4" draw:layer="layout" svg:width="1.099cm" svg:height="0.391cm" svg:x="4.583cm" svg:y="24.342cm">
          <draw:text-box>
            <text:p text:style-name="P1"><text:span text:style-name="T3">Nov 15</text:span></text:p>
          </draw:text-box>
        </draw:frame>
        <draw:frame draw:style-name="gr3" draw:text-style-name="P4" draw:layer="layout" svg:width="0.62cm" svg:height="0.391cm" svg:x="7.085cm" svg:y="24.342cm">
          <draw:text-box>
            <text:p text:style-name="P1"><text:span text:style-name="T3">Half</text:span></text:p>
          </draw:text-box>
        </draw:frame>
        <draw:frame draw:style-name="gr3" draw:text-style-name="P4" draw:layer="layout" svg:width="0.393cm" svg:height="0.391cm" svg:x="9.165cm" svg:y="24.342cm">
          <draw:text-box>
            <text:p text:style-name="P1"><text:span text:style-name="T3">64</text:span></text:p>
          </draw:text-box>
        </draw:frame>
        <draw:frame draw:style-name="gr3" draw:text-style-name="P4" draw:layer="layout" svg:width="0.822cm" svg:height="0.391cm" svg:x="10.216cm" svg:y="24.342cm">
          <draw:text-box>
            <text:p text:style-name="P1"><text:span text:style-name="T3">None</text:span></text:p>
          </draw:text-box>
        </draw:frame>
        <draw:line draw:style-name="gr5" draw:text-style-name="P6" draw:layer="layout" svg:x1="2.751cm" svg:y1="19.755cm" svg:x2="18.449cm" svg:y2="19.755cm">
          <text:p/>
        </draw:line>
        <draw:line draw:style-name="gr5" draw:text-style-name="P6" draw:layer="layout" svg:x1="2.751cm" svg:y1="24.835cm" svg:x2="2.751cm" svg:y2="19.755cm">
          <text:p/>
        </draw:line>
        <draw:line draw:style-name="gr5" draw:text-style-name="P6" draw:layer="layout" svg:x1="18.449cm" svg:y1="24.835cm" svg:x2="18.449cm" svg:y2="19.755cm">
          <text:p/>
        </draw:line>
        <draw:line draw:style-name="gr5" draw:text-style-name="P6" draw:layer="layout" svg:x1="2.751cm" svg:y1="24.835cm" svg:x2="18.449cm" svg:y2="24.835cm">
          <text:p/>
        </draw:line>
        <draw:line draw:style-name="gr5" draw:text-style-name="P6" draw:layer="layout" svg:x1="2.751cm" svg:y1="20.39cm" svg:x2="18.449cm" svg:y2="20.39cm">
          <text:p/>
        </draw:line>
        <draw:line draw:style-name="gr5" draw:text-style-name="P6" draw:layer="layout" svg:x1="2.751cm" svg:y1="21.025cm" svg:x2="18.449cm" svg:y2="21.025cm">
          <text:p/>
        </draw:line>
        <draw:line draw:style-name="gr5" draw:text-style-name="P6" draw:layer="layout" svg:x1="2.751cm" svg:y1="21.66cm" svg:x2="18.449cm" svg:y2="21.66cm">
          <text:p/>
        </draw:line>
        <draw:line draw:style-name="gr5" draw:text-style-name="P6" draw:layer="layout" svg:x1="2.751cm" svg:y1="22.295cm" svg:x2="18.449cm" svg:y2="22.295cm">
          <text:p/>
        </draw:line>
        <draw:line draw:style-name="gr5" draw:text-style-name="P6" draw:layer="layout" svg:x1="2.751cm" svg:y1="22.93cm" svg:x2="18.449cm" svg:y2="22.93cm">
          <text:p/>
        </draw:line>
        <draw:line draw:style-name="gr5" draw:text-style-name="P6" draw:layer="layout" svg:x1="2.751cm" svg:y1="23.565cm" svg:x2="18.449cm" svg:y2="23.565cm">
          <text:p/>
        </draw:line>
        <draw:line draw:style-name="gr5" draw:text-style-name="P6" draw:layer="layout" svg:x1="2.751cm" svg:y1="24.2cm" svg:x2="18.449cm" svg:y2="24.2cm">
          <text:p/>
        </draw:line>
        <draw:line draw:style-name="gr5" draw:text-style-name="P6" draw:layer="layout" svg:x1="4.37cm" svg:y1="24.835cm" svg:x2="4.37cm" svg:y2="19.755cm">
          <text:p/>
        </draw:line>
        <draw:line draw:style-name="gr5" draw:text-style-name="P6" draw:layer="layout" svg:x1="6.873cm" svg:y1="24.835cm" svg:x2="6.873cm" svg:y2="19.755cm">
          <text:p/>
        </draw:line>
        <draw:line draw:style-name="gr5" draw:text-style-name="P6" draw:layer="layout" svg:x1="8.953cm" svg:y1="24.835cm" svg:x2="8.953cm" svg:y2="19.755cm">
          <text:p/>
        </draw:line>
        <draw:line draw:style-name="gr5" draw:text-style-name="P6" draw:layer="layout" svg:x1="10.004cm" svg:y1="24.835cm" svg:x2="10.004cm" svg:y2="19.755cm">
          <text:p/>
        </draw:line>
        <draw:line draw:style-name="gr5" draw:text-style-name="P6" draw:layer="layout" svg:x1="14.438cm" svg:y1="24.835cm" svg:x2="14.438cm" svg:y2="19.755cm">
          <text:p/>
        </draw:line>
        <draw:frame draw:style-name="gr3" draw:text-style-name="P4" draw:layer="layout" svg:width="1.067cm" svg:height="0.391cm" svg:x="14.65cm" svg:y="24.342cm">
          <draw:text-box>
            <text:p text:style-name="P1"><text:span text:style-name="T3">$70.00</text:span></text:p>
          </draw:text-box>
        </draw:frame>
      </draw:page>
      <draw:page draw:name="page2" draw:style-name="dp1" draw:master-page-name="master-page30">
        <draw:frame draw:style-name="gr3" draw:text-style-name="P4" draw:layer="layout" svg:width="1.196cm" svg:height="0.391cm" svg:x="2.963cm" svg:y="2.893cm">
          <draw:text-box>
            <text:p text:style-name="P1"><text:span text:style-name="T3">ATP-08</text:span></text:p>
          </draw:text-box>
        </draw:frame>
        <draw:frame draw:style-name="gr3" draw:text-style-name="P4" draw:layer="layout" svg:width="1.085cm" svg:height="0.391cm" svg:x="4.583cm" svg:y="2.893cm">
          <draw:text-box>
            <text:p text:style-name="P1"><text:span text:style-name="T3">Mar 15</text:span></text:p>
          </draw:text-box>
        </draw:frame>
        <draw:frame draw:style-name="gr3" draw:text-style-name="P4" draw:layer="layout" svg:width="1.628cm" svg:height="0.391cm" svg:x="7.085cm" svg:y="2.893cm">
          <draw:text-box>
            <text:p text:style-name="P1"><text:span text:style-name="T3">10K + Half</text:span></text:p>
          </draw:text-box>
        </draw:frame>
        <draw:frame draw:style-name="gr3" draw:text-style-name="P4" draw:layer="layout" svg:width="0.393cm" svg:height="0.391cm" svg:x="9.165cm" svg:y="2.893cm">
          <draw:text-box>
            <text:p text:style-name="P1"><text:span text:style-name="T3">70</text:span></text:p>
          </draw:text-box>
        </draw:frame>
        <draw:frame draw:style-name="gr3" draw:text-style-name="P4" draw:layer="layout" svg:width="3.91cm" svg:height="0.391cm" svg:x="10.216cm" svg:y="2.893cm">
          <draw:text-box>
            <text:p text:style-name="P1"><text:span text:style-name="T3">$10 Senior + 20% Bundle</text:span></text:p>
          </draw:text-box>
        </draw:frame>
        <draw:frame draw:style-name="gr3" draw:text-style-name="P4" draw:layer="layout" svg:width="1.262cm" svg:height="0.391cm" svg:x="14.65cm" svg:y="2.893cm">
          <draw:text-box>
            <text:p text:style-name="P1"><text:span text:style-name="T3">$114.00</text:span></text:p>
          </draw:text-box>
        </draw:frame>
        <draw:frame draw:style-name="gr3" draw:text-style-name="P4" draw:layer="layout" svg:width="1.196cm" svg:height="0.391cm" svg:x="2.963cm" svg:y="3.528cm">
          <draw:text-box>
            <text:p text:style-name="P1"><text:span text:style-name="T3">ATP-09</text:span></text:p>
          </draw:text-box>
        </draw:frame>
        <draw:frame draw:style-name="gr3" draw:text-style-name="P4" draw:layer="layout" svg:width="0.832cm" svg:height="0.391cm" svg:x="4.583cm" svg:y="3.528cm">
          <draw:text-box>
            <text:p text:style-name="P1"><text:span text:style-name="T3">Apr 1</text:span></text:p>
          </draw:text-box>
        </draw:frame>
        <draw:frame draw:style-name="gr3" draw:text-style-name="P4" draw:layer="layout" svg:width="0.434cm" svg:height="0.391cm" svg:x="7.085cm" svg:y="3.528cm">
          <draw:text-box>
            <text:p text:style-name="P1"><text:span text:style-name="T3">5K</text:span></text:p>
          </draw:text-box>
        </draw:frame>
        <draw:frame draw:style-name="gr3" draw:text-style-name="P4" draw:layer="layout" svg:width="0.393cm" svg:height="0.391cm" svg:x="9.165cm" svg:y="3.528cm">
          <draw:text-box>
            <text:p text:style-name="P1"><text:span text:style-name="T3">45</text:span></text:p>
          </draw:text-box>
        </draw:frame>
        <draw:frame draw:style-name="gr3" draw:text-style-name="P4" draw:layer="layout" svg:width="0.822cm" svg:height="0.391cm" svg:x="10.216cm" svg:y="3.528cm">
          <draw:text-box>
            <text:p text:style-name="P1"><text:span text:style-name="T3">None</text:span></text:p>
          </draw:text-box>
        </draw:frame>
        <draw:frame draw:style-name="gr3" draw:text-style-name="P4" draw:layer="layout" svg:width="1.067cm" svg:height="0.391cm" svg:x="14.65cm" svg:y="3.528cm">
          <draw:text-box>
            <text:p text:style-name="P1"><text:span text:style-name="T3">$50.00</text:span></text:p>
          </draw:text-box>
        </draw:frame>
        <draw:frame draw:style-name="gr3" draw:text-style-name="P4" draw:layer="layout" svg:width="1.196cm" svg:height="0.391cm" svg:x="2.963cm" svg:y="4.163cm">
          <draw:text-box>
            <text:p text:style-name="P1"><text:span text:style-name="T3">ATP-10</text:span></text:p>
          </draw:text-box>
        </draw:frame>
        <draw:frame draw:style-name="gr3" draw:text-style-name="P4" draw:layer="layout" svg:width="2.042cm" svg:height="0.391cm" svg:x="4.583cm" svg:y="4.163cm">
          <draw:text-box>
            <text:p text:style-name="P1"><text:span text:style-name="T3">Feb 29, 2028</text:span></text:p>
          </draw:text-box>
        </draw:frame>
        <draw:frame draw:style-name="gr3" draw:text-style-name="P4" draw:layer="layout" svg:width="0.63cm" svg:height="0.391cm" svg:x="7.085cm" svg:y="4.163cm">
          <draw:text-box>
            <text:p text:style-name="P1"><text:span text:style-name="T3">10K</text:span></text:p>
          </draw:text-box>
        </draw:frame>
        <draw:frame draw:style-name="gr3" draw:text-style-name="P4" draw:layer="layout" svg:width="0.393cm" svg:height="0.391cm" svg:x="9.165cm" svg:y="4.163cm">
          <draw:text-box>
            <text:p text:style-name="P1"><text:span text:style-name="T3">45</text:span></text:p>
          </draw:text-box>
        </draw:frame>
        <draw:frame draw:style-name="gr3" draw:text-style-name="P4" draw:layer="layout" svg:width="0.822cm" svg:height="0.391cm" svg:x="10.216cm" svg:y="4.163cm">
          <draw:text-box>
            <text:p text:style-name="P1"><text:span text:style-name="T3">None</text:span></text:p>
          </draw:text-box>
        </draw:frame>
        <draw:frame draw:style-name="gr3" draw:text-style-name="P4" draw:layer="layout" svg:width="1.067cm" svg:height="0.391cm" svg:x="14.65cm" svg:y="4.163cm">
          <draw:text-box>
            <text:p text:style-name="P1"><text:span text:style-name="T3">$55.00</text:span></text:p>
          </draw:text-box>
        </draw:frame>
        <draw:frame draw:style-name="gr3" draw:text-style-name="P4" draw:layer="layout" svg:width="1.196cm" svg:height="0.391cm" svg:x="2.963cm" svg:y="4.798cm">
          <draw:text-box>
            <text:p text:style-name="P1"><text:span text:style-name="T3">ATP-11</text:span></text:p>
          </draw:text-box>
        </draw:frame>
        <draw:frame draw:style-name="gr3" draw:text-style-name="P4" draw:layer="layout" svg:width="1.028cm" svg:height="0.391cm" svg:x="4.583cm" svg:y="4.798cm">
          <draw:text-box>
            <text:p text:style-name="P1"><text:span text:style-name="T3">Apr 30</text:span></text:p>
          </draw:text-box>
        </draw:frame>
        <draw:frame draw:style-name="gr3" draw:text-style-name="P4" draw:layer="layout" svg:width="1.433cm" svg:height="0.391cm" svg:x="7.085cm" svg:y="4.798cm">
          <draw:text-box>
            <text:p text:style-name="P1"><text:span text:style-name="T3">5K + Half</text:span></text:p>
          </draw:text-box>
        </draw:frame>
        <draw:frame draw:style-name="gr3" draw:text-style-name="P4" draw:layer="layout" svg:width="0.393cm" svg:height="0.391cm" svg:x="9.165cm" svg:y="4.798cm">
          <draw:text-box>
            <text:p text:style-name="P1"><text:span text:style-name="T3">75</text:span></text:p>
          </draw:text-box>
        </draw:frame>
        <draw:frame draw:style-name="gr3" draw:text-style-name="P4" draw:layer="layout" svg:width="3.91cm" svg:height="0.391cm" svg:x="10.216cm" svg:y="4.798cm">
          <draw:text-box>
            <text:p text:style-name="P1"><text:span text:style-name="T3">$10 Senior + 20% Bundle</text:span></text:p>
          </draw:text-box>
        </draw:frame>
        <draw:frame draw:style-name="gr3" draw:text-style-name="P4" draw:layer="layout" svg:width="1.262cm" svg:height="0.391cm" svg:x="14.65cm" svg:y="4.798cm">
          <draw:text-box>
            <text:p text:style-name="P1"><text:span text:style-name="T3">$120.40</text:span></text:p>
          </draw:text-box>
        </draw:frame>
        <draw:frame draw:style-name="gr3" draw:text-style-name="P4" draw:layer="layout" svg:width="1.196cm" svg:height="0.391cm" svg:x="2.963cm" svg:y="5.433cm">
          <draw:text-box>
            <text:p text:style-name="P1"><text:span text:style-name="T3">ATP-12</text:span></text:p>
          </draw:text-box>
        </draw:frame>
        <draw:frame draw:style-name="gr3" draw:text-style-name="P4" draw:layer="layout" svg:width="0.941cm" svg:height="0.391cm" svg:x="4.583cm" svg:y="5.433cm">
          <draw:text-box>
            <text:p text:style-name="P1"><text:span text:style-name="T3">May 1</text:span></text:p>
          </draw:text-box>
        </draw:frame>
        <draw:frame draw:style-name="gr3" draw:text-style-name="P4" draw:layer="layout" svg:width="0.552cm" svg:height="0.391cm" svg:x="7.085cm" svg:y="5.433cm">
          <draw:text-box>
            <text:p text:style-name="P1"><text:span text:style-name="T3">Full</text:span></text:p>
          </draw:text-box>
        </draw:frame>
        <draw:frame draw:style-name="gr3" draw:text-style-name="P4" draw:layer="layout" svg:width="0.393cm" svg:height="0.391cm" svg:x="9.165cm" svg:y="5.433cm">
          <draw:text-box>
            <text:p text:style-name="P1"><text:span text:style-name="T3">45</text:span></text:p>
          </draw:text-box>
        </draw:frame>
        <draw:frame draw:style-name="gr3" draw:text-style-name="P4" draw:layer="layout" svg:width="1.813cm" svg:height="0.391cm" svg:x="10.216cm" svg:y="5.433cm">
          <draw:text-box>
            <text:p text:style-name="P1"><text:span text:style-name="T3">Invalid Date</text:span></text:p>
          </draw:text-box>
        </draw:frame>
        <draw:frame draw:style-name="gr3" draw:text-style-name="P4" draw:layer="layout" svg:width="0.762cm" svg:height="0.391cm" svg:x="14.65cm" svg:y="5.433cm">
          <draw:text-box>
            <text:p text:style-name="P1"><text:span text:style-name="T3">Error</text:span></text:p>
          </draw:text-box>
        </draw:frame>
        <draw:frame draw:style-name="gr3" draw:text-style-name="P4" draw:layer="layout" svg:width="1.196cm" svg:height="0.391cm" svg:x="2.963cm" svg:y="6.068cm">
          <draw:text-box>
            <text:p text:style-name="P1"><text:span text:style-name="T3">ATP-13</text:span></text:p>
          </draw:text-box>
        </draw:frame>
        <draw:frame draw:style-name="gr3" draw:text-style-name="P4" draw:layer="layout" svg:width="1.099cm" svg:height="0.391cm" svg:x="4.583cm" svg:y="6.068cm">
          <draw:text-box>
            <text:p text:style-name="P1"><text:span text:style-name="T3">Nov 15</text:span></text:p>
          </draw:text-box>
        </draw:frame>
        <draw:frame draw:style-name="gr3" draw:text-style-name="P4" draw:layer="layout" svg:width="1.443cm" svg:height="0.391cm" svg:x="7.085cm" svg:y="6.068cm">
          <draw:text-box>
            <text:p text:style-name="P1"><text:span text:style-name="T3">5K + 10K</text:span></text:p>
          </draw:text-box>
        </draw:frame>
        <draw:frame draw:style-name="gr3" draw:text-style-name="P4" draw:layer="layout" svg:width="0.393cm" svg:height="0.391cm" svg:x="9.165cm" svg:y="6.068cm">
          <draw:text-box>
            <text:p text:style-name="P1"><text:span text:style-name="T3">45</text:span></text:p>
          </draw:text-box>
        </draw:frame>
        <draw:frame draw:style-name="gr3" draw:text-style-name="P4" draw:layer="layout" svg:width="2.197cm" svg:height="0.391cm" svg:x="10.216cm" svg:y="6.068cm">
          <draw:text-box>
            <text:p text:style-name="P1"><text:span text:style-name="T3">Invalid Combo</text:span></text:p>
          </draw:text-box>
        </draw:frame>
        <draw:frame draw:style-name="gr3" draw:text-style-name="P4" draw:layer="layout" svg:width="0.762cm" svg:height="0.391cm" svg:x="14.65cm" svg:y="6.068cm">
          <draw:text-box>
            <text:p text:style-name="P1"><text:span text:style-name="T3">Error</text:span></text:p>
          </draw:text-box>
        </draw:frame>
        <draw:frame draw:style-name="gr3" draw:text-style-name="P4" draw:layer="layout" svg:width="1.196cm" svg:height="0.391cm" svg:x="2.963cm" svg:y="6.703cm">
          <draw:text-box>
            <text:p text:style-name="P1"><text:span text:style-name="T3">ATP-14</text:span></text:p>
          </draw:text-box>
        </draw:frame>
        <draw:frame draw:style-name="gr3" draw:text-style-name="P4" draw:layer="layout" svg:width="0.832cm" svg:height="0.391cm" svg:x="4.583cm" svg:y="6.703cm">
          <draw:text-box>
            <text:p text:style-name="P1"><text:span text:style-name="T3">Apr 1</text:span></text:p>
          </draw:text-box>
        </draw:frame>
        <draw:frame draw:style-name="gr3" draw:text-style-name="P4" draw:layer="layout" svg:width="0.62cm" svg:height="0.391cm" svg:x="7.085cm" svg:y="6.703cm">
          <draw:text-box>
            <text:p text:style-name="P1"><text:span text:style-name="T3">Half</text:span></text:p>
          </draw:text-box>
        </draw:frame>
        <draw:frame draw:style-name="gr3" draw:text-style-name="P4" draw:layer="layout" svg:width="0.393cm" svg:height="0.391cm" svg:x="9.165cm" svg:y="6.703cm">
          <draw:text-box>
            <text:p text:style-name="P1"><text:span text:style-name="T3">99</text:span></text:p>
          </draw:text-box>
        </draw:frame>
        <draw:frame draw:style-name="gr3" draw:text-style-name="P4" draw:layer="layout" svg:width="1.473cm" svg:height="0.391cm" svg:x="10.216cm" svg:y="6.703cm">
          <draw:text-box>
            <text:p text:style-name="P1"><text:span text:style-name="T3">$5 Senior</text:span></text:p>
          </draw:text-box>
        </draw:frame>
        <draw:frame draw:style-name="gr3" draw:text-style-name="P4" draw:layer="layout" svg:width="1.067cm" svg:height="0.391cm" svg:x="14.65cm" svg:y="6.703cm">
          <draw:text-box>
            <text:p text:style-name="P1"><text:span text:style-name="T3">$80.00</text:span></text:p>
          </draw:text-box>
        </draw:frame>
        <draw:frame draw:style-name="gr3" draw:text-style-name="P4" draw:layer="layout" svg:width="1.196cm" svg:height="0.391cm" svg:x="2.963cm" svg:y="7.338cm">
          <draw:text-box>
            <text:p text:style-name="P1"><text:span text:style-name="T3">ATP-15</text:span></text:p>
          </draw:text-box>
        </draw:frame>
        <draw:frame draw:style-name="gr3" draw:text-style-name="P4" draw:layer="layout" svg:width="1.085cm" svg:height="0.391cm" svg:x="4.583cm" svg:y="7.338cm">
          <draw:text-box>
            <text:p text:style-name="P1"><text:span text:style-name="T3">Mar 15</text:span></text:p>
          </draw:text-box>
        </draw:frame>
        <draw:frame draw:style-name="gr3" draw:text-style-name="P4" draw:layer="layout" svg:width="0.63cm" svg:height="0.391cm" svg:x="7.085cm" svg:y="7.338cm">
          <draw:text-box>
            <text:p text:style-name="P1"><text:span text:style-name="T3">10K</text:span></text:p>
          </draw:text-box>
        </draw:frame>
        <draw:frame draw:style-name="gr3" draw:text-style-name="P4" draw:layer="layout" svg:width="0.393cm" svg:height="0.391cm" svg:x="9.165cm" svg:y="7.338cm">
          <draw:text-box>
            <text:p text:style-name="P1"><text:span text:style-name="T3">20</text:span></text:p>
          </draw:text-box>
        </draw:frame>
        <draw:frame draw:style-name="gr3" draw:text-style-name="P4" draw:layer="layout" svg:width="0.822cm" svg:height="0.391cm" svg:x="10.216cm" svg:y="7.338cm">
          <draw:text-box>
            <text:p text:style-name="P1"><text:span text:style-name="T3">None</text:span></text:p>
          </draw:text-box>
        </draw:frame>
        <draw:line draw:style-name="gr5" draw:text-style-name="P6" draw:layer="layout" svg:x1="2.751cm" svg:y1="7.831cm" svg:x2="2.751cm" svg:y2="2.751cm">
          <text:p/>
        </draw:line>
        <draw:line draw:style-name="gr5" draw:text-style-name="P6" draw:layer="layout" svg:x1="18.449cm" svg:y1="7.831cm" svg:x2="18.449cm" svg:y2="2.751cm">
          <text:p/>
        </draw:line>
        <draw:line draw:style-name="gr5" draw:text-style-name="P6" draw:layer="layout" svg:x1="2.751cm" svg:y1="7.831cm" svg:x2="18.449cm" svg:y2="7.831cm">
          <text:p/>
        </draw:line>
        <draw:line draw:style-name="gr5" draw:text-style-name="P6" draw:layer="layout" svg:x1="2.751cm" svg:y1="2.751cm" svg:x2="18.449cm" svg:y2="2.751cm">
          <text:p/>
        </draw:line>
        <draw:line draw:style-name="gr5" draw:text-style-name="P6" draw:layer="layout" svg:x1="2.751cm" svg:y1="3.386cm" svg:x2="18.449cm" svg:y2="3.386cm">
          <text:p/>
        </draw:line>
        <draw:line draw:style-name="gr5" draw:text-style-name="P6" draw:layer="layout" svg:x1="2.751cm" svg:y1="4.021cm" svg:x2="18.449cm" svg:y2="4.021cm">
          <text:p/>
        </draw:line>
        <draw:line draw:style-name="gr5" draw:text-style-name="P6" draw:layer="layout" svg:x1="2.751cm" svg:y1="4.656cm" svg:x2="18.449cm" svg:y2="4.656cm">
          <text:p/>
        </draw:line>
        <draw:line draw:style-name="gr5" draw:text-style-name="P6" draw:layer="layout" svg:x1="2.751cm" svg:y1="5.291cm" svg:x2="18.449cm" svg:y2="5.291cm">
          <text:p/>
        </draw:line>
        <draw:line draw:style-name="gr5" draw:text-style-name="P6" draw:layer="layout" svg:x1="2.751cm" svg:y1="5.926cm" svg:x2="18.449cm" svg:y2="5.926cm">
          <text:p/>
        </draw:line>
        <draw:line draw:style-name="gr5" draw:text-style-name="P6" draw:layer="layout" svg:x1="2.751cm" svg:y1="6.561cm" svg:x2="18.449cm" svg:y2="6.561cm">
          <text:p/>
        </draw:line>
        <draw:line draw:style-name="gr5" draw:text-style-name="P6" draw:layer="layout" svg:x1="2.751cm" svg:y1="7.196cm" svg:x2="18.449cm" svg:y2="7.196cm">
          <text:p/>
        </draw:line>
        <draw:line draw:style-name="gr5" draw:text-style-name="P6" draw:layer="layout" svg:x1="4.37cm" svg:y1="7.831cm" svg:x2="4.37cm" svg:y2="2.751cm">
          <text:p/>
        </draw:line>
        <draw:line draw:style-name="gr5" draw:text-style-name="P6" draw:layer="layout" svg:x1="6.873cm" svg:y1="7.831cm" svg:x2="6.873cm" svg:y2="2.751cm">
          <text:p/>
        </draw:line>
        <draw:line draw:style-name="gr5" draw:text-style-name="P6" draw:layer="layout" svg:x1="8.953cm" svg:y1="7.831cm" svg:x2="8.953cm" svg:y2="2.751cm">
          <text:p/>
        </draw:line>
        <draw:line draw:style-name="gr5" draw:text-style-name="P6" draw:layer="layout" svg:x1="10.004cm" svg:y1="7.831cm" svg:x2="10.004cm" svg:y2="2.751cm">
          <text:p/>
        </draw:line>
        <draw:line draw:style-name="gr5" draw:text-style-name="P6" draw:layer="layout" svg:x1="14.438cm" svg:y1="7.831cm" svg:x2="14.438cm" svg:y2="2.751cm">
          <text:p/>
        </draw:line>
        <draw:frame draw:style-name="gr3" draw:text-style-name="P4" draw:layer="layout" svg:width="1.067cm" svg:height="0.391cm" svg:x="14.65cm" svg:y="7.338cm">
          <draw:text-box>
            <text:p text:style-name="P1"><text:span text:style-name="T3">$70.00</text:span></text:p>
          </draw:text-box>
        </draw:frame>
        <draw:polygon draw:style-name="gr4" draw:text-style-name="P5" draw:layer="layout" svg:width="12.878cm" svg:height="0.635cm" svg:x="2.751cm" svg:y="9.525cm" svg:viewBox="0 0 12879 636" draw:points="0,0 12879,0 12879,636 0,636">
          <text:p/>
        </draw:polygon>
        <draw:frame draw:style-name="gr2" draw:text-style-name="P3" draw:layer="layout" svg:width="8.176cm" svg:height="0.543cm" svg:x="2.752cm" svg:y="8.728cm">
          <draw:text-box>
            <text:p text:style-name="P1"><text:span text:style-name="T2">5. Requirement Traceability Matrix</text:span></text:p>
          </draw:text-box>
        </draw:frame>
        <draw:frame draw:style-name="gr3" draw:text-style-name="P4" draw:layer="layout" svg:width="1.965cm" svg:height="0.391cm" svg:x="2.963cm" svg:y="9.666cm">
          <draw:text-box>
            <text:p text:style-name="P1"><text:span text:style-name="T3">Requirement</text:span></text:p>
          </draw:text-box>
        </draw:frame>
        <draw:frame draw:style-name="gr3" draw:text-style-name="P4" draw:layer="layout" svg:width="1.729cm" svg:height="0.391cm" svg:x="5.406cm" svg:y="9.666cm">
          <draw:text-box>
            <text:p text:style-name="P1"><text:span text:style-name="T3">Description</text:span></text:p>
          </draw:text-box>
        </draw:frame>
        <draw:frame draw:style-name="gr3" draw:text-style-name="P4" draw:layer="layout" svg:width="1.79cm" svg:height="0.391cm" svg:x="11.574cm" svg:y="9.666cm">
          <draw:text-box>
            <text:p text:style-name="P1"><text:span text:style-name="T3">Covered By</text:span></text:p>
          </draw:text-box>
        </draw:frame>
        <draw:frame draw:style-name="gr3" draw:text-style-name="P4" draw:layer="layout" svg:width="0.73cm" svg:height="0.391cm" svg:x="2.963cm" svg:y="10.301cm">
          <draw:text-box>
            <text:p text:style-name="P1"><text:span text:style-name="T3">R1.4</text:span></text:p>
          </draw:text-box>
        </draw:frame>
        <draw:frame draw:style-name="gr3" draw:text-style-name="P4" draw:layer="layout" svg:width="4.641cm" svg:height="0.391cm" svg:x="5.406cm" svg:y="10.301cm">
          <draw:text-box>
            <text:p text:style-name="P1"><text:span text:style-name="T3">Pricing tier by registration date</text:span></text:p>
          </draw:text-box>
        </draw:frame>
        <draw:frame draw:style-name="gr3" draw:text-style-name="P4" draw:layer="layout" svg:width="3.777cm" svg:height="0.391cm" svg:x="11.574cm" svg:y="10.301cm">
          <draw:text-box>
            <text:p text:style-name="P1"><text:span text:style-name="T3">ATP-01 to 04, 09, 10, 11</text:span></text:p>
          </draw:text-box>
        </draw:frame>
        <draw:frame draw:style-name="gr3" draw:text-style-name="P4" draw:layer="layout" svg:width="0.73cm" svg:height="0.391cm" svg:x="2.963cm" svg:y="10.936cm">
          <draw:text-box>
            <text:p text:style-name="P1"><text:span text:style-name="T3">R3.1</text:span></text:p>
          </draw:text-box>
        </draw:frame>
        <draw:frame draw:style-name="gr3" draw:text-style-name="P4" draw:layer="layout" svg:width="3.297cm" svg:height="0.391cm" svg:x="5.406cm" svg:y="10.936cm">
          <draw:text-box>
            <text:p text:style-name="P1"><text:span text:style-name="T3">Price per race per tier</text:span></text:p>
          </draw:text-box>
        </draw:frame>
        <draw:frame draw:style-name="gr3" draw:text-style-name="P4" draw:layer="layout" svg:width="1.377cm" svg:height="0.391cm" svg:x="11.574cm" svg:y="10.936cm">
          <draw:text-box>
            <text:p text:style-name="P1"><text:span text:style-name="T3">All cases</text:span></text:p>
          </draw:text-box>
        </draw:frame>
        <draw:frame draw:style-name="gr3" draw:text-style-name="P4" draw:layer="layout" svg:width="0.73cm" svg:height="0.391cm" svg:x="2.963cm" svg:y="11.571cm">
          <draw:text-box>
            <text:p text:style-name="P1"><text:span text:style-name="T3">R3.2</text:span></text:p>
          </draw:text-box>
        </draw:frame>
        <draw:frame draw:style-name="gr3" draw:text-style-name="P4" draw:layer="layout" svg:width="5.214cm" svg:height="0.391cm" svg:x="5.406cm" svg:y="11.571cm">
          <draw:text-box>
            <text:p text:style-name="P1"><text:span text:style-name="T3">Senior discount ($5 per race, 65+)</text:span></text:p>
          </draw:text-box>
        </draw:frame>
        <draw:frame draw:style-name="gr3" draw:text-style-name="P4" draw:layer="layout" svg:width="2.925cm" svg:height="0.391cm" svg:x="11.574cm" svg:y="11.571cm">
          <draw:text-box>
            <text:p text:style-name="P1"><text:span text:style-name="T3">ATP-06, 08, 11, 14</text:span></text:p>
          </draw:text-box>
        </draw:frame>
        <draw:frame draw:style-name="gr3" draw:text-style-name="P4" draw:layer="layout" svg:width="0.73cm" svg:height="0.391cm" svg:x="2.963cm" svg:y="12.206cm">
          <draw:text-box>
            <text:p text:style-name="P1"><text:span text:style-name="T3">R3.3</text:span></text:p>
          </draw:text-box>
        </draw:frame>
        <draw:frame draw:style-name="gr3" draw:text-style-name="P4" draw:layer="layout" svg:width="3.475cm" svg:height="0.391cm" svg:x="5.406cm" svg:y="12.206cm">
          <draw:text-box>
            <text:p text:style-name="P1"><text:span text:style-name="T3">20% bundling discount</text:span></text:p>
          </draw:text-box>
        </draw:frame>
        <draw:frame draw:style-name="gr3" draw:text-style-name="P4" draw:layer="layout" svg:width="2.349cm" svg:height="0.391cm" svg:x="11.574cm" svg:y="12.206cm">
          <draw:text-box>
            <text:p text:style-name="P1"><text:span text:style-name="T3">ATP-05, 08, 11</text:span></text:p>
          </draw:text-box>
        </draw:frame>
        <draw:frame draw:style-name="gr3" draw:text-style-name="P4" draw:layer="layout" svg:width="0.73cm" svg:height="0.391cm" svg:x="2.963cm" svg:y="12.841cm">
          <draw:text-box>
            <text:p text:style-name="P1"><text:span text:style-name="T3">R2.2</text:span></text:p>
          </draw:text-box>
        </draw:frame>
        <draw:frame draw:style-name="gr3" draw:text-style-name="P4" draw:layer="layout" svg:width="3.882cm" svg:height="0.391cm" svg:x="5.406cm" svg:y="12.841cm">
          <draw:text-box>
            <text:p text:style-name="P1"><text:span text:style-name="T3">Invalid race combinations</text:span></text:p>
          </draw:text-box>
        </draw:frame>
        <draw:frame draw:style-name="gr3" draw:text-style-name="P4" draw:layer="layout" svg:width="1.196cm" svg:height="0.391cm" svg:x="11.574cm" svg:y="12.841cm">
          <draw:text-box>
            <text:p text:style-name="P1"><text:span text:style-name="T3">ATP-13</text:span></text:p>
          </draw:text-box>
        </draw:frame>
        <draw:frame draw:style-name="gr3" draw:text-style-name="P4" draw:layer="layout" svg:width="1.555cm" svg:height="0.391cm" svg:x="2.963cm" svg:y="13.476cm">
          <draw:text-box>
            <text:p text:style-name="P1"><text:span text:style-name="T3">R1.2/R1.3</text:span></text:p>
          </draw:text-box>
        </draw:frame>
        <draw:frame draw:style-name="gr3" draw:text-style-name="P4" draw:layer="layout" svg:width="5.579cm" svg:height="0.391cm" svg:x="5.406cm" svg:y="13.476cm">
          <draw:text-box>
            <text:p text:style-name="P1"><text:span text:style-name="T3">Registration open/close enforcement</text:span></text:p>
          </draw:text-box>
        </draw:frame>
        <draw:line draw:style-name="gr5" draw:text-style-name="P6" draw:layer="layout" svg:x1="2.751cm" svg:y1="9.525cm" svg:x2="15.629cm" svg:y2="9.525cm">
          <text:p/>
        </draw:line>
        <draw:line draw:style-name="gr5" draw:text-style-name="P6" draw:layer="layout" svg:x1="2.751cm" svg:y1="13.97cm" svg:x2="15.629cm" svg:y2="13.97cm">
          <text:p/>
        </draw:line>
        <draw:line draw:style-name="gr5" draw:text-style-name="P6" draw:layer="layout" svg:x1="2.751cm" svg:y1="13.969cm" svg:x2="2.751cm" svg:y2="9.525cm">
          <text:p/>
        </draw:line>
        <draw:line draw:style-name="gr5" draw:text-style-name="P6" draw:layer="layout" svg:x1="15.629cm" svg:y1="13.969cm" svg:x2="15.629cm" svg:y2="9.525cm">
          <text:p/>
        </draw:line>
        <draw:line draw:style-name="gr5" draw:text-style-name="P6" draw:layer="layout" svg:x1="2.751cm" svg:y1="10.16cm" svg:x2="15.629cm" svg:y2="10.16cm">
          <text:p/>
        </draw:line>
        <draw:line draw:style-name="gr5" draw:text-style-name="P6" draw:layer="layout" svg:x1="2.751cm" svg:y1="10.795cm" svg:x2="15.629cm" svg:y2="10.795cm">
          <text:p/>
        </draw:line>
        <draw:line draw:style-name="gr5" draw:text-style-name="P6" draw:layer="layout" svg:x1="2.751cm" svg:y1="11.43cm" svg:x2="15.629cm" svg:y2="11.43cm">
          <text:p/>
        </draw:line>
        <draw:line draw:style-name="gr5" draw:text-style-name="P6" draw:layer="layout" svg:x1="2.751cm" svg:y1="12.065cm" svg:x2="15.629cm" svg:y2="12.065cm">
          <text:p/>
        </draw:line>
        <draw:line draw:style-name="gr5" draw:text-style-name="P6" draw:layer="layout" svg:x1="2.751cm" svg:y1="12.7cm" svg:x2="15.629cm" svg:y2="12.7cm">
          <text:p/>
        </draw:line>
        <draw:line draw:style-name="gr5" draw:text-style-name="P6" draw:layer="layout" svg:x1="2.751cm" svg:y1="13.335cm" svg:x2="15.629cm" svg:y2="13.335cm">
          <text:p/>
        </draw:line>
        <draw:line draw:style-name="gr5" draw:text-style-name="P6" draw:layer="layout" svg:x1="5.194cm" svg:y1="13.969cm" svg:x2="5.194cm" svg:y2="9.525cm">
          <text:p/>
        </draw:line>
        <draw:line draw:style-name="gr5" draw:text-style-name="P6" draw:layer="layout" svg:x1="11.362cm" svg:y1="13.969cm" svg:x2="11.362cm" svg:y2="9.525cm">
          <text:p/>
        </draw:line>
        <draw:frame draw:style-name="gr3" draw:text-style-name="P4" draw:layer="layout" svg:width="1.196cm" svg:height="0.391cm" svg:x="11.574cm" svg:y="13.476cm">
          <draw:text-box>
            <text:p text:style-name="P1"><text:span text:style-name="T3">ATP-1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cm" fo:margin-bottom="1cm" fo:margin-left="2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7T22:57:59.284213784</dc:date>
    <meta:editing-duration>PT1M28S</meta:editing-duration>
    <meta:editing-cycles>1</meta:editing-cycles>
    <meta:document-statistic meta:object-count="206"/>
    <meta:generator>LibreOffice/25.8.1.1$Linux_X86_64 LibreOffice_project/580$Build-1</meta:generator>
  </office:meta>
</office:document-meta>
</file>